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cadia Code" svg:font-family="'Cacadia Code', 'Droid Sans Mono', monospace, monospace"/>
    <style:font-face style:name="Cascadia Code" svg:font-family="'Cascadia Code'" style:font-pitch="fixed"/>
    <style:font-face style:name="Cascadia Mono" svg:font-family="'Cascadia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Typewriter" svg:font-family="MathJax_Typewriter" style:font-family-generic="modern" style:font-pitch="variable"/>
    <style:font-face style:name="Nimbus Mono PS" svg:font-family="'Nimbus Mono PS'" style:font-pitch="fixed"/>
  </office:font-face-decls>
  <office:automatic-styles>
    <style:style style:name="P1" style:family="paragraph" style:parent-style-name="Standard">
      <style:paragraph-properties style:line-height-at-least="0.198in"/>
      <style:text-properties fo:color="#6a9955" loext:opacity="100%" style:font-name="MathJax_Typewriter" fo:font-size="10pt" fo:font-weight="normal" fo:background-color="#1e1e1e" style:font-size-asian="10pt" style:font-size-complex="10pt"/>
    </style:style>
    <style:style style:name="P2" style:family="paragraph" style:parent-style-name="Standard">
      <style:paragraph-properties style:line-height-at-least="0.1in"/>
      <style:text-properties style:font-name="Nimbus Mono P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; Graphically... <text:s/>Showing MODE=0x0 TOGGLE=1 <text:s/>ADDR=0x00 <text:s/>DATA=0x05</text:p>
      <text:p text:style-name="P2">; T <text:s text:c="28"/>1 <text:s/>1 <text:s/>1 <text:s/>1 <text:s/>1 <text:s/>1 <text:s/>1 <text:s/>1 <text:s/>1 <text:s/>1 <text:s/>2 <text:s/>2 <text:s/>2 <text:s/>2 <text:s/>2 <text:s/>2</text:p>
      <text:p text:style-name="P2">; T= 1 <text:s/>2 <text:s/>3 <text:s/>4 <text:s/>5 <text:s/>6 <text:s/>7 <text:s/>8 <text:s/>9 <text:s/>0 <text:s/>1 <text:s/>2 <text:s/>3 <text:s/>4 <text:s/>5 <text:s/>6 <text:s/>7 <text:s/>8 <text:s/>9 <text:s/>0 <text:s/>1 <text:s/>2 <text:s/>3 <text:s/>4 <text:s/>5</text:p>
      <text:p text:style-name="P2">; <text:s text:c="3"/>_________________ <text:s text:c="18"/>_____ <text:s text:c="3"/>__ <text:s text:c="3"/>__ <text:s text:c="3"/>__ <text:s text:c="6"/>_____</text:p>
      <text:p text:style-name="P2">; <text:s text:c="20"/>|_________________| <text:s text:c="4"/>|__| <text:s/>|__| <text:s/>|__| <text:s/>|_____| <text:s text:c="4"/>|_</text:p>
      <text:p text:style-name="P2">; <text:s text:c="5"/>---- IDLE ----&gt; &lt;------- LEADER ------&gt; &lt;----- MODE ----&gt; &lt;-- TGL --&gt; &lt;-- ADDR</text:p>
      <text:p text:style-name="P2">; S= 1 <text:s/>2 <text:s/>3 <text:s/>4 <text:s/>5 <text:s/>6 <text:s/>1 <text:s/>2 <text:s/>3 <text:s/>4 <text:s/>5 <text:s/>6 <text:s/>7 <text:s/>8 <text:s/>1 <text:s/>2 <text:s/>3 <text:s/>4 <text:s/>5 <text:s/>6 <text:s/>1 <text:s/>2 <text:s/>3 <text:s/>4 <text:s/>1</text:p>
      <text:p text:style-name="P2">; D= <text:s text:c="42"/>[ 0 <text:s text:c="4"/>0 <text:s text:c="4"/>0 ] [ <text:s text:c="3"/>1 <text:s text:c="3"/>] </text:p>
      <text:p text:style-name="P2">;</text:p>
      <text:p text:style-name="P2">; T <text:s text:c="2"/>2 <text:s/>2 <text:s/>2 <text:s/>2 <text:s/>2 <text:s/>3 <text:s/>3 <text:s/>3 <text:s/>3 <text:s/>3 <text:s/>3 <text:s/>3 <text:s/>3 <text:s/>3 <text:s/>3 <text:s/>4 <text:s/>4 <text:s/>4 <text:s/>4 <text:s/>4 <text:s/>4 <text:s/>4 <text:s/>4 <text:s/>4 <text:s/>4 <text:s/>5 <text:s/>5 <text:s/>5 <text:s/>5 <text:s/>5 <text:s/>5 <text:s/>5 <text:s/>5 <text:s/>5 <text:s/>5 <text:s/>6 <text:s/>6 <text:s/>6 <text:s/>6</text:p>
      <text:p text:style-name="P2">; T= <text:s/>5 <text:s/>6 <text:s/>7 <text:s/>8 <text:s/>9 <text:s/>0 <text:s/>1 <text:s/>2 <text:s/>3 <text:s/>4 <text:s/>5 <text:s/>6 <text:s/>7 <text:s/>8 <text:s/>9 <text:s/>0 <text:s/>1 <text:s/>2 <text:s/>3 <text:s/>4 <text:s/>5 <text:s/>6 <text:s/>7 <text:s/>8 <text:s/>9 <text:s/>0 <text:s/>1 <text:s/>2 <text:s/>3 <text:s/>4 <text:s/>5 <text:s/>6 <text:s/>7 <text:s/>8 <text:s/>9 <text:s/>0 <text:s/>1 <text:s/>2 <text:s/>3</text:p>
      <text:p text:style-name="P2">; <text:s text:c="7"/>__ <text:s text:c="3"/>__ <text:s text:c="3"/>__ <text:s text:c="3"/>__ <text:s text:c="3"/>__ <text:s text:c="3"/>__ <text:s text:c="3"/>__ <text:s text:c="3"/>__ <text:s text:c="3"/>__ <text:s text:c="3"/>__ <text:s text:c="3"/>__ <text:s text:c="3"/>__ <text:s text:c="3"/>__,__ <text:s text:c="2"/>, <text:s text:c="2"/>__,__ <text:s text:c="3"/>_________________...</text:p>
      <text:p text:style-name="P2">; <text:s text:c="4"/>__| <text:s/>|__| <text:s/>|__| <text:s/>|__| <text:s/>|__| <text:s/>|__| <text:s/>|__| <text:s/>|__| <text:s/>|__| <text:s/>|__| <text:s/>|__| <text:s/>|__| <text:s/>|__| <text:s/>, <text:s/>|__,__| <text:s/>, <text:s/>|__| <text:s text:c="10"/></text:p>
      <text:p text:style-name="P2">; <text:s text:c="4"/>&lt;------------------- ADDR --------------------&gt; &lt;------------------------- DATA --------------&gt; &lt;---- IDLE -----&gt;...</text:p>
      <text:p text:style-name="P2">; S= <text:s/>1 <text:s/>2 <text:s/>3 <text:s/>4 <text:s/>5 <text:s/>6 <text:s/>7 <text:s/>8 <text:s/>9 10 11 12 13 14 15 16 <text:s/>1 <text:s/>2 <text:s/>3 <text:s/>4 <text:s/>5 <text:s/>6 <text:s/>7 <text:s/>8 <text:s/>9 10 11 12 13 14 15 16 <text:s/>1 <text:s/>2 <text:s/>3 <text:s/>4 <text:s/>5 <text:s/>6</text:p>
      <text:p text:style-name="P2">; D= <text:s/>[ 0 <text:s text:c="4"/>0 <text:s text:c="4"/>0 <text:s text:c="4"/>0 <text:s text:c="4"/>0 <text:s text:c="4"/>0 <text:s text:c="4"/>0 <text:s text:c="4"/>0 ] [ 0 <text:s text:c="4"/>0 <text:s text:c="4"/>0 <text:s text:c="4"/>0 <text:s text:c="4"/>0 <text:s text:c="4"/>1 <text:s text:c="4"/>0 <text:s text:c="4"/>1 ] </text:p>
      <text:p text:style-name="P2">;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cadia Code" svg:font-family="'Cacadia Code', 'Droid Sans Mono', monospace, monospace"/>
    <style:font-face style:name="Cascadia Code" svg:font-family="'Cascadia Code'" style:font-pitch="fixed"/>
    <style:font-face style:name="Cascadia Mono" svg:font-family="'Cascadia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Typewriter" svg:font-family="MathJax_Typewriter" style:font-family-generic="modern" style:font-pitch="variable"/>
    <style:font-face style:name="Nimbus Mono PS" svg:font-family="'Nimbus Mono PS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9902in" fo:margin-bottom="0.9902in" fo:margin-left="0.45in" fo:margin-right="0.4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20:02:01.745958885</meta:creation-date>
    <meta:print-date>2024-07-28T20:13:50.932216880</meta:print-date>
    <dc:date>2024-08-08T18:38:29.375807650</dc:date>
    <meta:editing-duration>P10DT22H36M28S</meta:editing-duration>
    <meta:editing-cycles>1</meta:editing-cycles>
    <meta:document-statistic meta:table-count="0" meta:image-count="0" meta:object-count="0" meta:page-count="1" meta:paragraph-count="17" meta:word-count="316" meta:character-count="1436" meta:non-whitespace-character-count="675"/>
    <meta:generator>LibreOffice/7.4.7.2$Linux_X86_64 LibreOffice_project/40$Build-2</meta:generator>
  </office:meta>
</office:document-meta>
</file>